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fo:break-before="page" table:align="left" style:may-break-between-rows="true" table:border-model="collapsing"/>
    </style:style>
    <style:style style:name="Table1.A" style:family="table-column">
      <style:table-column-properties style:column-width="2.3125in"/>
    </style:style>
    <style:style style:name="Table1.B" style:family="table-column">
      <style:table-column-properties style:column-width="4.61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597in" fo:border-left="2pt solid #000000" fo:border-right="none" fo:border-top="2pt solid #000000" fo:border-bottom="2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597in" fo:border="2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.0597in" fo:border-left="2pt solid #000000" fo:border-right="none" fo:border-top="none" fo:border-bottom="2pt solid #000000" style:writing-mode="page">
        <style:background-image/>
      </style:table-cell-properties>
    </style:style>
    <style:style style:name="Table1.B2" style:family="table-cell">
      <style:table-cell-properties fo:background-color="#eeeeee" fo:padding="0.0597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12" style:family="table-cell">
      <style:table-cell-properties fo:background-color="transparent" fo:padding="0.0597in" fo:border-left="2pt solid #000000" fo:border-right="none" fo:border-top="none" fo:border-bottom="2pt solid #000000" style:writing-mode="page">
        <style:background-image/>
      </style:table-cell-properties>
    </style:style>
    <style:style style:name="Table1.B12" style:family="table-cell" style:data-style-name="N0">
      <style:table-cell-properties fo:background-color="transparent" fo:padding="0.0597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2" style:family="table">
      <style:table-properties style:width="6.9271in" fo:margin-left="0in" table:align="left" style:may-break-between-rows="true" table:border-model="collapsing"/>
    </style:style>
    <style:style style:name="Table2.A" style:family="table-column">
      <style:table-column-properties style:column-width="2.3083in"/>
    </style:style>
    <style:style style:name="Table2.B" style:family="table-column">
      <style:table-column-properties style:column-width="3.7542in"/>
    </style:style>
    <style:style style:name="Table2.C" style:family="table-column">
      <style:table-column-properties style:column-width="0.864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597in" fo:border-left="2pt solid #000000" fo:border-right="none" fo:border-top="2pt solid #000000" fo:border-bottom="2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597in" fo:border="2pt solid #000000" style:writing-mode="page">
        <style:background-image/>
      </style:table-cell-properties>
    </style:style>
    <style:style style:name="Table2.A2" style:family="table-cell">
      <style:table-cell-properties fo:background-color="#eeeeee" fo:padding="0.0597in" fo:border-left="2pt solid #000000" fo:border-right="none" fo:border-top="none" fo:border-bottom="2pt solid #000000" style:writing-mode="page">
        <style:background-image/>
      </style:table-cell-properties>
    </style:style>
    <style:style style:name="Table2.C2" style:family="table-cell">
      <style:table-cell-properties fo:background-color="#eeeeee" fo:padding="0.0597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2.A12" style:family="table-cell">
      <style:table-cell-properties fo:background-color="transparent" fo:padding="0.0597in" fo:border-left="2pt solid #000000" fo:border-right="none" fo:border-top="none" fo:border-bottom="2pt solid #000000" style:writing-mode="page">
        <style:background-image/>
      </style:table-cell-properties>
    </style:style>
    <style:style style:name="Table2.B12" style:family="table-cell" style:data-style-name="N0">
      <style:table-cell-properties fo:background-color="transparent" fo:padding="0.0597in" fo:border-left="2pt solid #000000" fo:border-right="none" fo:border-top="none" fo:border-bottom="2pt solid #000000" style:writing-mode="page">
        <style:background-image/>
      </style:table-cell-properties>
    </style:style>
    <style:style style:name="Table2.C12" style:family="table-cell" style:data-style-name="N0">
      <style:table-cell-properties fo:background-color="transparent" fo:padding="0.0597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2100fe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f6116" officeooo:paragraph-rsid="001f61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f6116" officeooo:paragraph-rsid="002100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10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6116" officeooo:paragraph-rsid="001f61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6116" officeooo:paragraph-rsid="00210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7a89" officeooo:paragraph-rsid="00277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00fe" officeooo:paragraph-rsid="00210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eef5" officeooo:paragraph-rsid="0028ee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10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3f2d" officeooo:paragraph-rsid="00223f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42c9f" officeooo:paragraph-rsid="00242c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100f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Elegant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Preguntas</text:p>
          </table:table-cell>
          <table:table-cell table:style-name="Table1.B1" office:value-type="string">
            <text:p text:style-name="P2">Respuestas</text:p>
          </table:table-cell>
        </table:table-row>
        <table:table-row table:style-name="TableLine93879406412144">
          <table:table-cell table:style-name="Table1.A2" office:value-type="string">
            <text:p text:style-name="P12">¿Qué es software?</text:p>
          </table:table-cell>
          <table:table-cell table:style-name="Table1.B2" office:value-type="string">
            <text:p text:style-name="P6">Un software es un conjunto de instrucciones en formato binario que son entendibles <text:span text:style-name="T1">y accesibles por un procesador</text:span></text:p>
          </table:table-cell>
        </table:table-row>
        <table:table-row table:style-name="TableLine93879210318528">
          <table:table-cell table:style-name="Table1.A2" office:value-type="string">
            <text:p text:style-name="P12">¿Cuáles son los atributos del buen software?</text:p>
          </table:table-cell>
          <table:table-cell table:style-name="Table1.B2" office:value-type="string">
            <text:p text:style-name="P9">Es facil de enteder, extensible y confiable durante su ejcucion</text:p>
          </table:table-cell>
        </table:table-row>
        <table:table-row table:style-name="TableLine93879405057008">
          <table:table-cell table:style-name="Table1.A2" office:value-type="string">
            <text:p text:style-name="P12">¿Qué es ingeniería de software?</text:p>
          </table:table-cell>
          <table:table-cell table:style-name="Table1.B2" office:value-type="string">
            <text:p text:style-name="P9">La busqueda de mejores tecnicas para programar mejor software de manera mas rapida</text:p>
          </table:table-cell>
        </table:table-row>
        <table:table-row table:style-name="TableLine93879382890512">
          <table:table-cell table:style-name="Table1.A2" office:value-type="string">
            <text:p text:style-name="P12">¿Cuáles son las actividades fundamentales de la ingeniería de software?</text:p>
          </table:table-cell>
          <table:table-cell table:style-name="Table1.B2" office:value-type="string">
            <text:p text:style-name="P9">Documentar y testear</text:p>
          </table:table-cell>
        </table:table-row>
        <table:table-row table:style-name="TableLine93879361614656">
          <table:table-cell table:style-name="Table1.A2" office:value-type="string">
            <text:p text:style-name="P12">¿Cuál es la diferencia entre ingeniería de software y ciencias de la computación?</text:p>
          </table:table-cell>
          <table:table-cell table:style-name="Table1.B2" office:value-type="string">
            <text:p text:style-name="P9">La ingeneria de software toma en cuenta aspectos como el trabajo en equipo y aseguramiento de calidad mientras que en ciencias de la computacion solo importan los aspectos tecnicos de la computadora</text:p>
          </table:table-cell>
        </table:table-row>
        <table:table-row table:style-name="TableLine93879412076048">
          <table:table-cell table:style-name="Table1.A2" office:value-type="string">
            <text:p text:style-name="P12">¿Cuál es la diferencia entre ingeniería de software e ingeniería de sistemas?</text:p>
          </table:table-cell>
          <table:table-cell table:style-name="Table1.B2" office:value-type="string">
            <text:p text:style-name="P13">La ingeneria de software se centra solo en el software, su creacion, modificacion y mantenimiento mientras que la ingeneria de sistemas completa este enfoque tomando en cuenta todo lo que se presenta en un sistema como el software, hardware, o usuarios.</text:p>
          </table:table-cell>
        </table:table-row>
        <table:table-row table:style-name="TableLine93879333340128">
          <table:table-cell table:style-name="Table1.A2" office:value-type="string">
            <text:p text:style-name="P12">¿Cuáles son los principales retos que enfrenta la ingeniería de software?</text:p>
          </table:table-cell>
          <table:table-cell table:style-name="Table1.B2" office:value-type="string">
            <text:p text:style-name="P13">Crear codigo que alguien pueda entender aunque no haya participado en su creacion y que al mismo tiempo sea posible anadir mas funcionalidades</text:p>
          </table:table-cell>
        </table:table-row>
        <table:table-row table:style-name="TableLine93879335204912">
          <table:table-cell table:style-name="Table1.A2" office:value-type="string">
            <text:p text:style-name="P12">¿Cuáles son los costos de la ingeniería de software para desarrollo, pruebas y evolución</text:p>
            <text:p text:style-name="P12">(porcentajes)?</text:p>
          </table:table-cell>
          <table:table-cell table:style-name="Table1.B2" office:value-type="string">
            <text:p text:style-name="P13">Desarrollo: 33%</text:p>
            <text:p text:style-name="P13">Pruebas: 33%</text:p>
            <text:p text:style-name="P13">Evolucion: 33%</text:p>
          </table:table-cell>
        </table:table-row>
        <table:table-row table:style-name="TableLine93879333468736">
          <table:table-cell table:style-name="Table1.A2" office:value-type="string">
            <text:p text:style-name="P12">¿Cuáles son los mejores métodos y técnicas de la ingeniería de software para por ejemplo desarrollar videojuegos o sistemas críticos?</text:p>
          </table:table-cell>
          <table:table-cell table:style-name="Table1.B2" office:value-type="string">
            <text:p text:style-name="P13">Metodologia scrum</text:p>
          </table:table-cell>
        </table:table-row>
        <table:table-row table:style-name="Table1.1">
          <table:table-cell table:style-name="Table1.A2" office:value-type="string">
            <text:p text:style-name="P12">¿Qué diferencias ha marcado la Web a la ingeniería de software?</text:p>
          </table:table-cell>
          <table:table-cell table:style-name="Table1.B2" office:value-type="string">
            <text:p text:style-name="P13">Ha cambiado los paradigmas de programacion del software, incrementeado la colaboracion entre desarrolladores y cambiado el ciclo de vida de un software</text:p>
          </table:table-cell>
        </table:table-row>
        <table:table-row table:style-name="TableLine93879210772832">
          <table:table-cell table:style-name="Table1.A12" office:value-type="string">
            <text:p text:style-name="P4"/>
          </table:table-cell>
          <table:table-cell table:style-name="Table1.B12">
            <text:p text:style-name="P4"/>
          </table:table-cell>
        </table:table-row>
      </table:table>
      <text:p text:style-name="Standard"/>
      <text:p text:style-name="P1"/>
      <table:table table:name="Table2" table:style-name="Table2" table:template-name="Elegant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3">Preguntas</text:p>
          </table:table-cell>
          <table:table-cell table:style-name="Table2.A1" office:value-type="string">
            <text:p text:style-name="P3">Respuestas</text:p>
          </table:table-cell>
          <table:table-cell table:style-name="Table2.C1" office:value-type="string">
            <text:p text:style-name="P14">Porcentaje de acierto</text:p>
          </table:table-cell>
        </table:table-row>
        <table:table-row table:style-name="TableLine93879210324528">
          <table:table-cell table:style-name="Table2.A2" office:value-type="string">
            <text:p text:style-name="P11">¿Qué es software?</text:p>
          </table:table-cell>
          <table:table-cell table:style-name="Table2.A2" office:value-type="string">
            <text:p text:style-name="P7">Programas de cómputo y documentación asociada.</text:p>
            <text:p text:style-name="P7">Los productos de software se desarrollan para un cliente en particular o para un mercado en general.</text:p>
          </table:table-cell>
          <table:table-cell table:style-name="Table2.C2" office:value-type="string">
            <text:p text:style-name="P8">50%</text:p>
          </table:table-cell>
        </table:table-row>
        <table:table-row table:style-name="Table2.1">
          <table:table-cell table:style-name="Table2.A2" office:value-type="string">
            <text:p text:style-name="P11">¿Cuáles son los atributos del buen software?</text:p>
          </table:table-cell>
          <table:table-cell table:style-name="Table2.A2" office:value-type="string">
            <text:p text:style-name="P9">El buen software debe entregar al usuario la funcionalidad y el desempeño requeridos, y debe ser sustentable, confiable y utilizable.</text:p>
          </table:table-cell>
          <table:table-cell table:style-name="Table2.C2" office:value-type="string">
            <text:p text:style-name="P8">90%</text:p>
          </table:table-cell>
        </table:table-row>
        <table:table-row table:style-name="TableLine93879262945632">
          <table:table-cell table:style-name="Table2.A2" office:value-type="string">
            <text:p text:style-name="P11">¿Qué es ingeniería de software?</text:p>
          </table:table-cell>
          <table:table-cell table:style-name="Table2.A2" office:value-type="string">
            <text:p text:style-name="P9">La ingeniería de software es una disciplina de la ingeniería que se interesa por todos los aspectos de la producción de software.</text:p>
          </table:table-cell>
          <table:table-cell table:style-name="Table2.C2" office:value-type="string">
            <text:p text:style-name="P8">50%</text:p>
          </table:table-cell>
        </table:table-row>
        <table:table-row table:style-name="TableLine93879262946496">
          <table:table-cell table:style-name="Table2.A2" office:value-type="string">
            <text:p text:style-name="P11">¿Cuáles son las actividades fundamentales de la ingeniería de software?</text:p>
          </table:table-cell>
          <table:table-cell table:style-name="Table2.A2" office:value-type="string">
            <text:p text:style-name="P9">Especificación, desarrollo, validación y evolución del software.</text:p>
          </table:table-cell>
          <table:table-cell table:style-name="Table2.C2" office:value-type="string">
            <text:p text:style-name="P8">50%</text:p>
          </table:table-cell>
        </table:table-row>
        <table:table-row table:style-name="TableLine93879262947520">
          <table:table-cell table:style-name="Table2.A2" office:value-type="string">
            <text:p text:style-name="P11">¿Cuál es la diferencia entre ingeniería de software y ciencias de la computación?</text:p>
          </table:table-cell>
          <table:table-cell table:style-name="Table2.A2" office:value-type="string">
            <text:p text:style-name="P9">Las ciencias de la computación se enfocan en teoría y fundamentos; mientras la ingeniería de software se enfoca en el sentido práctico del desarrollo y en la distribución de software.</text:p>
          </table:table-cell>
          <table:table-cell table:style-name="Table2.C2" office:value-type="string">
            <text:p text:style-name="P8">90%</text:p>
          </table:table-cell>
        </table:table-row>
        <table:table-row table:style-name="TableLine93879262948416">
          <table:table-cell table:style-name="Table2.A2" office:value-type="string">
            <text:p text:style-name="P11">¿Cuál es la diferencia entre ingeniería de software e ingeniería de sistemas?</text:p>
          </table:table-cell>
          <table:table-cell table:style-name="Table2.A2" office:value-type="string">
            <text:p text:style-name="P11">La ingeniería de sistemas se interesa por todos los aspectos del desarrollo de sistemas basados en computadoras, incluidos hardware, software e ingeniería de procesos. La ingeniería de software es parte de este proceso más general.</text:p>
          </table:table-cell>
          <table:table-cell table:style-name="Table2.C2" office:value-type="string">
            <text:p text:style-name="P8">100%</text:p>
          </table:table-cell>
        </table:table-row>
        <table:table-row table:style-name="TableLine93879262949360">
          <table:table-cell table:style-name="Table2.A2" office:value-type="string">
            <text:p text:style-name="P11">¿Cuáles son los principales retos que enfrenta la ingeniería de software?</text:p>
          </table:table-cell>
          <table:table-cell table:style-name="Table2.A2" office:value-type="string">
            <text:p text:style-name="P11">Se enfrentan con una diversidad creciente, demandas por tiempos de distribución limitados y desarrollo de software confiable.</text:p>
          </table:table-cell>
          <table:table-cell table:style-name="Table2.C2" office:value-type="string">
            <text:p text:style-name="P10">0%</text:p>
          </table:table-cell>
        </table:table-row>
        <table:table-row table:style-name="TableLine93879262950304">
          <table:table-cell table:style-name="Table2.A2" office:value-type="string">
            <text:p text:style-name="P11">¿Cuáles son los costos de la ingeniería de software para desarrollo, pruebas y evolución</text:p>
            <text:p text:style-name="P11">(porcentajes)?</text:p>
          </table:table-cell>
          <table:table-cell table:style-name="Table2.A2" office:value-type="string">
            <text:p text:style-name="P11">Aproximadamente 60% de los costos del software son de desarrollo, y 40% de prueba. Para el software elaborado específicamente, los costos de evolución superan con frecuencia los costos de desarrollo.</text:p>
          </table:table-cell>
          <table:table-cell table:style-name="Table2.C2" office:value-type="string">
            <text:p text:style-name="P10">75%</text:p>
          </table:table-cell>
        </table:table-row>
        <table:table-row table:style-name="TableLine93879262951168">
          <table:table-cell table:style-name="Table2.A2" office:value-type="string">
            <text:p text:style-name="P11">¿Cuáles son los mejores métodos y técnicas de la ingeniería de software para por ejemplo desarrollar videojuegos o sistemas críticos?</text:p>
          </table:table-cell>
          <table:table-cell table:style-name="Table2.A2" office:value-type="string">
            <text:p text:style-name="P11">Aun cuando todos los proyectos de software deben gestionarse y desarrollarse de manera profesional, existen diferentes técnicas que son adecuadas para distintos tipos de sistema.</text:p>
            <text:p text:style-name="P11">Por ejemplo, los juegos siempre deben diseñarse usando una serie de prototipos, mientras que los sistemas críticos de control de <text:soft-page-break/>seguridad requieren de una especificación completa y analizable para su desarrollo. Por lo tanto, no puede decirse que un método sea mejor que otro.</text:p>
          </table:table-cell>
          <table:table-cell table:style-name="Table2.C2" office:value-type="string">
            <text:p text:style-name="P10">0%</text:p>
          </table:table-cell>
        </table:table-row>
        <table:table-row table:style-name="Table2.1">
          <table:table-cell table:style-name="Table2.A2" office:value-type="string">
            <text:p text:style-name="P11">¿Qué diferencias ha marcado la Web a la ingeniería de software?</text:p>
          </table:table-cell>
          <table:table-cell table:style-name="Table2.A2" office:value-type="string">
            <text:p text:style-name="P11">La Web ha llevado a la disponibilidad de servicios de software y a la posibilidad de desarrollar sistemas basados en servicios distribuidos ampliamente. El desarrollo de sistemas basados en Web ha conducido a importantes avances en lenguajes de programación y reutilización de software.</text:p>
          </table:table-cell>
          <table:table-cell table:style-name="Table2.C2" office:value-type="string">
            <text:p text:style-name="P10">75%</text:p>
          </table:table-cell>
        </table:table-row>
        <table:table-row table:style-name="TableLine93879262953056">
          <table:table-cell table:style-name="Table2.A12" office:value-type="string">
            <text:p text:style-name="P5"/>
          </table:table-cell>
          <table:table-cell table:style-name="Table2.B12">
            <text:p text:style-name="P5"/>
          </table:table-cell>
          <table:table-cell table:style-name="Table2.C12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es" number:country="MX">
      <number:number number:min-integer-digits="1"/>
    </number:number-style>
    <number:text-style style:name="N10100" number:language="es" number:country="MX">
      <number:text-content/>
    </number:text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  <style:style style:name="Elegant.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0:53:08.325039810</meta:creation-date>
    <dc:date>2022-08-17T20:25:44.029153027</dc:date>
    <meta:editing-duration>PT1H10M39S</meta:editing-duration>
    <meta:editing-cycles>3</meta:editing-cycles>
    <meta:generator>LibreOffice/7.3.4.2$Linux_X86_64 LibreOffice_project/30$Build-2</meta:generator>
    <meta:document-statistic meta:table-count="2" meta:image-count="0" meta:object-count="0" meta:page-count="3" meta:paragraph-count="61" meta:word-count="697" meta:character-count="4503" meta:non-whitespace-character-count="3867"/>
  </office:meta>
</office:document-meta>
</file>